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Linux Biolinum O" svg:font-family="'Linux Biolinum O'" style:font-adornments="Normal" style:font-pitch="variable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1e0bb1" officeooo:paragraph-rsid="001e0bb1"/>
    </style:style>
    <style:style style:name="P3" style:family="paragraph" style:parent-style-name="Text_20_body">
      <style:text-properties officeooo:rsid="001e0bb1" officeooo:paragraph-rsid="002d1dbf"/>
    </style:style>
    <style:style style:name="P4" style:family="paragraph" style:parent-style-name="Text_20_body">
      <style:text-properties officeooo:rsid="004a2106" officeooo:paragraph-rsid="004a2106"/>
    </style:style>
    <style:style style:name="P5" style:family="paragraph" style:parent-style-name="Text_20_body">
      <style:text-properties officeooo:rsid="004cf33e" officeooo:paragraph-rsid="004cf33e"/>
    </style:style>
    <style:style style:name="P6" style:family="paragraph" style:parent-style-name="Heading_20_1">
      <style:text-properties officeooo:rsid="001e0bb1" officeooo:paragraph-rsid="001e0bb1"/>
    </style:style>
    <style:style style:name="P7" style:family="paragraph" style:parent-style-name="Heading_20_2">
      <style:text-properties officeooo:paragraph-rsid="001e0bb1"/>
    </style:style>
    <style:style style:name="P8" style:family="paragraph" style:parent-style-name="Heading_20_2">
      <style:text-properties officeooo:rsid="001e0bb1" officeooo:paragraph-rsid="001e0bb1"/>
    </style:style>
    <style:style style:name="P9" style:family="paragraph" style:parent-style-name="Text_20_body">
      <style:text-properties officeooo:rsid="002d1dbf" officeooo:paragraph-rsid="002b6ab5"/>
    </style:style>
    <style:style style:name="P10" style:family="paragraph" style:parent-style-name="Text_20_body" style:list-style-name="L1">
      <style:text-properties officeooo:paragraph-rsid="001e0bb1"/>
    </style:style>
    <style:style style:name="P11" style:family="paragraph" style:parent-style-name="Text_20_body" style:list-style-name="L1">
      <style:text-properties officeooo:rsid="001e0bb1" officeooo:paragraph-rsid="001e0bb1"/>
    </style:style>
    <style:style style:name="P12" style:family="paragraph" style:parent-style-name="Text_20_body" style:list-style-name="L1">
      <style:text-properties officeooo:rsid="001e0bb1" officeooo:paragraph-rsid="0022834d"/>
    </style:style>
    <style:style style:name="P13" style:family="paragraph" style:parent-style-name="Text_20_body" style:list-style-name="L2">
      <style:text-properties officeooo:rsid="001e0bb1" officeooo:paragraph-rsid="001e0bb1"/>
    </style:style>
    <style:style style:name="P14" style:family="paragraph" style:parent-style-name="Text_20_body" style:list-style-name="L1">
      <style:text-properties officeooo:rsid="002b6ab5" officeooo:paragraph-rsid="002b6ab5"/>
    </style:style>
    <style:style style:name="P15" style:family="paragraph" style:parent-style-name="Text_20_body">
      <style:text-properties fo:font-weight="normal" officeooo:rsid="0049f9b1" officeooo:paragraph-rsid="0049f9b1" style:font-weight-asian="normal" style:font-weight-complex="normal"/>
    </style:style>
    <style:style style:name="P16" style:family="paragraph" style:parent-style-name="Text_20_body" style:list-style-name="L1">
      <style:text-properties officeooo:rsid="0022834d" officeooo:paragraph-rsid="0022834d"/>
    </style:style>
    <style:style style:name="P17" style:family="paragraph" style:parent-style-name="Text_20_body" style:list-style-name="L2">
      <style:text-properties officeooo:paragraph-rsid="002009e5"/>
    </style:style>
    <style:style style:name="P18" style:family="paragraph" style:parent-style-name="Text_20_body">
      <style:text-properties officeooo:rsid="0028329f" officeooo:paragraph-rsid="0028329f"/>
    </style:style>
    <style:style style:name="T1" style:family="text">
      <style:text-properties officeooo:rsid="0045eae0"/>
    </style:style>
    <style:style style:name="T2" style:family="text">
      <style:text-properties officeooo:rsid="00453f14"/>
    </style:style>
    <style:style style:name="T3" style:family="text">
      <style:text-properties officeooo:rsid="001e0bb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0bb1" style:font-style-asian="normal" style:font-style-complex="normal"/>
    </style:style>
    <style:style style:name="T6" style:family="text">
      <style:text-properties fo:font-style="normal" officeooo:rsid="003a159c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22834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0bb1" style:font-weight-asian="bold" style:font-weight-complex="bold"/>
    </style:style>
    <style:style style:name="T11" style:family="text">
      <style:text-properties officeooo:rsid="00246e4e"/>
    </style:style>
    <style:style style:name="T12" style:family="text">
      <style:text-properties officeooo:rsid="00280f7c"/>
    </style:style>
    <style:style style:name="T13" style:family="text">
      <style:text-properties officeooo:rsid="002e8c7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314d1" style:font-weight-asian="normal" style:font-weight-complex="normal"/>
    </style:style>
    <style:style style:name="T16" style:family="text">
      <style:text-properties fo:font-weight="normal" officeooo:rsid="003c9cb0" style:font-weight-asian="normal" style:font-weight-complex="normal"/>
    </style:style>
    <style:style style:name="T17" style:family="text">
      <style:text-properties fo:color="#009900" fo:font-weight="bold" officeooo:rsid="003314d1" style:font-weight-asian="bold" style:font-weight-complex="bold"/>
    </style:style>
    <style:style style:name="T18" style:family="text">
      <style:text-properties fo:color="#009900" fo:font-weight="bold" officeooo:rsid="00246e4e" style:font-weight-asian="bold" style:font-weight-complex="bold"/>
    </style:style>
    <style:style style:name="T19" style:family="text">
      <style:text-properties officeooo:rsid="003eabcc"/>
    </style:style>
    <style:style style:name="T20" style:family="text">
      <style:text-properties style:font-name="DejaVu Sans Mono" fo:font-size="10pt" style:font-size-asian="10pt" style:font-size-complex="10pt"/>
    </style:style>
    <style:style style:name="T21" style:family="text">
      <style:text-properties officeooo:rsid="0044aa99"/>
    </style:style>
    <style:style style:name="T22" style:family="text">
      <style:text-properties officeooo:rsid="004e410b"/>
    </style:style>
    <style:style style:name="T23" style:family="text">
      <style:text-properties officeooo:rsid="004ed2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tructure de données<text:line-break/>pour les actes de la conf SGE</text:h>
      <text:p text:style-name="Text_20_body"/>
      <text:p text:style-name="P5"><text:span text:style-name="T22">Base de d</text:span>onnées nécessaires à la fabrication des actes de la conférence SGE 2014, <text:span text:style-name="T23">sous forme de mini-site web. Mini-site à précharger sur la clé USB des participants.</text:span></text:p>
      <text:h text:style-name="P8" text:outline-level="2">Table des articles</text:h>
      <text:h text:style-name="Heading_20_3" text:outline-level="3">Un tableau</text:h>
      <text:p text:style-name="P9">Tableau avec un article par ligne, avec les colonnes suivantes :</text:p>
      <text:p text:style-name="P4">Colonnes fournies automatiquement par Siences Conf :</text:p>
      <text:list xml:id="list5034331869484372773" text:style-name="L1">
        <text:list-item>
          <text:p text:style-name="P10"><text:span text:style-name="T3">un </text:span><text:span text:style-name="T10">identifiant</text:span><text:span text:style-name="T3">, unique par article (créé par Sciences Conf ex : </text:span><text:span text:style-name="T10">30288</text:span><text:span text:style-name="T3">)</text:span></text:p>
        </text:list-item>
        <text:list-item>
          <text:p text:style-name="P11">le <text:span text:style-name="T9">titre</text:span> <text:span text:style-name="T13">de l'article</text:span></text:p>
        </text:list-item>
        <text:list-item>
          <text:p text:style-name="P11">la liste des <text:span text:style-name="T9">auteurs</text:span><text:span text:style-name="T14"> : </text:span><text:span text:style-name="T15">ex. « Nom Prénom(1,2)</text:span><text:span text:style-name="T17">,</text:span><text:span text:style-name="T15"> Nom2 Prénom2 (2) »</text:span></text:p>
        </text:list-item>
        <text:list-item>
          <text:p text:style-name="P11"><text:span text:style-name="T9">affiliation</text:span> <text:span text:style-name="T11">des auteurs (forme à préciser) : ex. « (1) SATIE</text:span><text:span text:style-name="T18">,</text:span><text:span text:style-name="T11"> (2) LGEP »</text:span></text:p>
        </text:list-item>
        <text:list-item>
          <text:p text:style-name="P14">le <text:span text:style-name="T9">résumé</text:span><text:span text:style-name="T14"> :</text:span><text:span text:style-name="T9"> </text:span><text:span text:style-name="T16">texte</text:span></text:p>
        </text:list-item>
      </text:list>
      <text:p text:style-name="P15">Colonnes « manuelles »</text:p>
      <text:list xml:id="list134605322807515" text:continue-numbering="true" text:style-name="L1">
        <text:list-item>
          <text:p text:style-name="P12"><text:span text:style-name="T4">la </text:span><text:span text:style-name="T7">session </text:span><text:span text:style-name="T4">: un code, ex : </text:span><text:span text:style-name="T7">SOA1</text:span><text:span text:style-name="T4"> (session ordinaire, créneau A, n1), SPA</text:span></text:p>
        </text:list-item>
        <text:list-item>
          <text:p text:style-name="P16"><text:span text:style-name="T7">ordre</text:span><text:span text:style-name="T4"> dans la session : </text:span><text:span text:style-name="T6">nombre, </text:span><text:span text:style-name="T4">ex. </text:span><text:span text:style-name="T7">4 </text:span><text:span text:style-name="T4">(seulement pour les sessions orales)</text:span></text:p>
        </text:list-item>
        <text:list-item>
          <text:p text:style-name="P11"><text:span text:style-name="T4">le </text:span><text:span text:style-name="T7">topic </text:span><text:span text:style-name="T4">: texte, ex. « intégration de puissance »</text:span></text:p>
        </text:list-item>
      </text:list>
      <text:h text:style-name="Heading_20_3" text:outline-level="3">Un dossier </text:h>
      <text:p text:style-name="P3">qui contient tous les articles PDF, <text:span text:style-name="T19">avec pour nom de fichier l'identifiant du papier</text:span> (ex : <text:span text:style-name="T20">30288.pdf</text:span>)</text:p>
      <text:h text:style-name="P8" text:outline-level="2">Table des sessions</text:h>
      <text:p text:style-name="P2">Sessions orales et Session poster</text:p>
      <text:list xml:id="list9057506411271840378" text:style-name="L2">
        <text:list-item>
          <text:p text:style-name="P17"><text:span text:style-name="T3">code, <text:s/></text:span><text:span text:style-name="T5">ex : SOA1</text:span></text:p>
        </text:list-item>
        <text:list-item>
          <text:p text:style-name="P13">nom complet <text:span text:style-name="T8">de la session : « Intégration de puissance », « Session Poster A »</text:span></text:p>
        </text:list-item>
        <text:list-item>
          <text:p text:style-name="P13">lieu <text:span text:style-name="T12">(salle) : texte</text:span></text:p>
        </text:list-item>
        <text:list-item>
          <text:p text:style-name="P13"><text:span text:style-name="T8">date et </text:span>heure, <text:span text:style-name="T8">ex </text:span>: <text:span text:style-name="T21">texte 14h – 16h</text:span></text:p>
        </text:list-item>
        <text:list-item>
          <text:p text:style-name="P13">un ou deux chairman (pour les sessions orales)</text:p>
        </text:list-item>
      </text:list>
      <text:h text:style-name="P7" text:outline-level="2"><text:span text:style-name="T3">Table des topics</text:span> </text:h>
      <text:p text:style-name="P18">Non nécessaire, car pas d'info à rajout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Linux Biolinum O" svg:font-family="'Linux Biolinum O'" style:font-adornments="Normal" style:font-pitch="variable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O" fo:font-family="'Linux Libertine O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004c99" style:font-name="Linux Biolinum O" fo:font-family="'Linux Biolinum O'" style:font-style-name="Normal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 style:master-page-name="">
      <style:paragraph-properties fo:margin-left="0.64cm" fo:margin-right="0.21cm" fo:margin-top="0cm" fo:margin-bottom="0cm" style:contextual-spacing="false" fo:text-indent="-0.64cm" style:auto-text-indent="false" style:page-number="auto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6d6d6d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">
        <style:list-level-properties text:min-label-distance="0.381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text:style-name="Numbering_20_Symbols" style:num-format="1" text:display-levels="3">
        <style:list-level-properties text:min-label-distance="0.381cm"/>
      </text:outline-level-style>
      <text:outline-level-style text:level="4" text:style-name="Numbering_20_Symbols" style:num-format="1" text:display-levels="4">
        <style:list-level-properties text:min-label-distance="0.381cm"/>
      </text:outline-level-style>
      <text:outline-level-style text:level="5" text:style-name="Numbering_20_Symbols" style:num-format="1" text:display-levels="5">
        <style:list-level-properties text:min-label-distance="0.381cm"/>
      </text:outline-level-style>
      <text:outline-level-style text:level="6" text:style-name="Numbering_20_Symbols" style:num-format="1" text:display-levels="6">
        <style:list-level-properties text:min-label-distance="0.381cm"/>
      </text:outline-level-style>
      <text:outline-level-style text:level="7" text:style-name="Numbering_20_Symbols" style:num-format="1" text:display-levels="7">
        <style:list-level-properties text:min-label-distance="0.381cm"/>
      </text:outline-level-style>
      <text:outline-level-style text:level="8" text:style-name="Numbering_20_Symbols" style:num-format="1" text:display-levels="8">
        <style:list-level-properties text:min-label-distance="0.381cm"/>
      </text:outline-level-style>
      <text:outline-level-style text:level="9" text:style-name="Numbering_20_Symbols" style:num-format="1" text:display-levels="9">
        <style:list-level-properties text:min-label-distance="0.381cm"/>
      </text:outline-level-style>
      <text:outline-level-style text:level="10" text:style-name="Numbering_20_Symbols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45eae0"/>
    </style:style>
    <style:style style:name="MT2" style:family="text">
      <style:text-properties officeooo:rsid="00453f14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erre Haessig, <text:span text:style-name="MT1">Hamid Ben Ahmed</text:span> – <text:span text:style-name="MT2">juin 20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Pierre Haessig</meta:initial-creator>
    <meta:creation-date>2008-11-17T12:42:30</meta:creation-date>
    <dc:creator>Pierre Haessig</dc:creator>
    <dc:date>2014-06-04T13:46:03.106523992</dc:date>
    <meta:editing-cycles>63</meta:editing-cycles>
    <meta:editing-duration>PT53M46S</meta:editing-duration>
    <meta:document-statistic meta:table-count="0" meta:image-count="0" meta:object-count="0" meta:page-count="1" meta:paragraph-count="27" meta:word-count="251" meta:character-count="1303" meta:non-whitespace-character-count="1092"/>
    <meta:user-defined meta:name="Info 1"/>
    <meta:user-defined meta:name="Info 2"/>
    <meta:user-defined meta:name="Info 3"/>
    <meta:user-defined meta:name="Info 4"/>
  </office:meta>
</office:document-meta>
</file>